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rulent Sans" svg:font-family="'Aurulent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urulent Sans1" svg:font-family="'Aurulen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nsolas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urulent Sans1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urulent Sans1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2pt" style:text-underline-style="non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urulent Sans1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eudocode (Self Explanatory Python Code) </text:p>
      <text:p text:style-name="P3"/>
      <text:p text:style-name="P6">Remark: Do a hand simulation and understand the basic idea of each sorting algorithm to better understand the code</text:p>
      <text:p text:style-name="P5"/>
      <text:p text:style-name="P5">Selection Sort</text:p>
      <text:p text:style-name="P7"/>
      <text:p text:style-name="P1">def SelSort(array): </text:p>
      <text:p text:style-name="P1"><text:s text:c="4"/></text:p>
      <text:p text:style-name="P1"><text:tab/># get length of list </text:p>
      <text:p text:style-name="P1"><text:s text:c="4"/>limit = len(array) </text:p>
      <text:p text:style-name="P1"/>
      <text:p text:style-name="P1"><text:s text:c="4"/># start of outer loop <text:s text:c="7"/></text:p>
      <text:p text:style-name="P1"><text:s text:c="4"/>for i in range(0, limit): </text:p>
      <text:p text:style-name="P1"><text:s text:c="6"/></text:p>
      <text:p text:style-name="P1"><text:s text:c="8"/># assume the first element of list to be the smallest </text:p>
      <text:p text:style-name="P1"><text:s text:c="8"/>minVal = array[i] # value of smallest element </text:p>
      <text:p text:style-name="P1"><text:s text:c="8"/>minIndex = i <text:s text:c="5"/># position of smallest element </text:p>
      <text:p text:style-name="P1"><text:s text:c="8"/></text:p>
      <text:p text:style-name="P1"><text:s text:c="8"/># find the smallest element of the list </text:p>
      <text:p text:style-name="P1"><text:s text:c="8"/># start of inner loop </text:p>
      <text:p text:style-name="P1"><text:s text:c="8"/>for j in range(i, limit): <text:s/></text:p>
      <text:p text:style-name="P1"><text:s text:c="15"/></text:p>
      <text:p text:style-name="P1"><text:s text:c="12"/>if array[j] &lt; minVal: </text:p>
      <text:p text:style-name="P1"><text:s text:c="16"/>minVal = array[j] </text:p>
      <text:p text:style-name="P1"><text:s text:c="16"/>minIndex = j </text:p>
      <text:p text:style-name="P1"><text:s text:c="8"/></text:p>
      <text:p text:style-name="P1"><text:s text:c="8"/># end of inner loop </text:p>
      <text:p text:style-name="P1"><text:s text:c="8"/></text:p>
      <text:p text:style-name="P1"><text:s text:c="8"/># if minIndex has changed, swap elements </text:p>
      <text:p text:style-name="P1"><text:s text:c="8"/>if minIndex != i: </text:p>
      <text:p text:style-name="P1"><text:s text:c="12"/>tmp = array[i] </text:p>
      <text:p text:style-name="P1"><text:s text:c="12"/>array[i] = minVal </text:p>
      <text:p text:style-name="P1"><text:s text:c="12"/>array[minIndex] = tmp </text:p>
      <text:p text:style-name="P1"><text:s text:c="4"/></text:p>
      <text:p text:style-name="P1"><text:s text:c="8"/># for debugging/understanding </text:p>
      <text:p text:style-name="P1"><text:s text:c="8"/>print 'List at the end of iteration', i + 1 </text:p>
      <text:p text:style-name="P1"><text:s text:c="8"/>print array </text:p>
      <text:p text:style-name="P1"><text:s text:c="4"/></text:p>
      <text:p text:style-name="P1"><text:s text:c="4"/># end of outer loop <text:s text:c="7"/></text:p>
      <text:p text:style-name="P1"><text:s text:c="4"/></text:p>
      <text:p text:style-name="P1"><text:s text:c="4"/># return sorted list </text:p>
      <text:p text:style-name="P1"><text:s text:c="4"/>print 'Sorted List is' </text:p>
      <text:p text:style-name="P1"><text:s text:c="4"/>return array</text:p>
      <text:p text:style-name="P1"/>
      <text:p text:style-name="P4"/>
      <text:p text:style-name="P4"/>
      <text:p text:style-name="P4"/>
      <text:p text:style-name="P4"/>
      <text:p text:style-name="P8">Bubble Sort</text:p>
      <text:p text:style-name="P4"/>
      <text:p text:style-name="P1">def BubbleSort(array): </text:p>
      <text:p text:style-name="P1"><text:s text:c="4"/></text:p>
      <text:p text:style-name="P1"><text:s text:c="4"/># get length of list </text:p>
      <text:p text:style-name="P1"><text:s text:c="4"/>limit = len(array) </text:p>
      <text:p text:style-name="P1"/>
      <text:p text:style-name="P1"><text:s text:c="4"/># start of outer loop <text:s text:c="7"/></text:p>
      <text:p text:style-name="P1"><text:s text:c="4"/>for i in range(0, limit): </text:p>
      <text:p text:style-name="P1"><text:s text:c="6"/></text:p>
      <text:p text:style-name="P1"><text:s text:c="8"/># track number of swaps </text:p>
      <text:p text:style-name="P1"><text:s text:c="8"/>numSwaps = 0 </text:p>
      <text:p text:style-name="P1"><text:s text:c="8"/></text:p>
      <text:p text:style-name="P1"><text:s text:c="7"/># "bubble" up the largest element in the list to the end </text:p>
      <text:p text:style-name="P1"><text:s text:c="8"/># start of inner loop </text:p>
      <text:p text:style-name="P1"><text:s text:c="8"/>for j in range(0, limit - i - 1): <text:s/></text:p>
      <text:p text:style-name="P1"><text:s text:c="15"/></text:p>
      <text:p text:style-name="P1"><text:s text:c="12"/>if array[j] &gt; array[j + 1]: </text:p>
      <text:p text:style-name="P1"><text:s text:c="16"/># swap </text:p>
      <text:p text:style-name="P1"><text:s text:c="16"/>tmp = array[j] </text:p>
      <text:p text:style-name="P1"><text:s text:c="16"/>array[j] = array[j + 1] </text:p>
      <text:p text:style-name="P1"><text:s text:c="16"/>array[j + 1] = tmp </text:p>
      <text:p text:style-name="P1"><text:s text:c="16"/># increase swap counter </text:p>
      <text:p text:style-name="P1"><text:s text:c="16"/>numSwaps = numSwaps + 1 </text:p>
      <text:p text:style-name="P1"><text:s text:c="16"/></text:p>
      <text:p text:style-name="P1"><text:s text:c="8"/># end of inner loop </text:p>
      <text:p text:style-name="P1"><text:s text:c="8"/></text:p>
      <text:p text:style-name="P1"><text:s text:c="8"/># if no swaps occurred, list is sorted </text:p>
      <text:p text:style-name="P1"><text:s text:c="8"/># stop </text:p>
      <text:p text:style-name="P1"><text:s text:c="8"/>if numSwaps == 0: </text:p>
      <text:p text:style-name="P1"><text:s text:c="12"/>break </text:p>
      <text:p text:style-name="P1"><text:s text:c="4"/></text:p>
      <text:p text:style-name="P1"><text:s text:c="8"/># for debugging/understanding </text:p>
      <text:p text:style-name="P1"><text:s text:c="8"/>print 'List at the end of iteration', i + 1 </text:p>
      <text:p text:style-name="P1"><text:s text:c="8"/>print array </text:p>
      <text:p text:style-name="P1"><text:s text:c="4"/></text:p>
      <text:p text:style-name="P1"><text:s text:c="4"/># end of outer loop <text:s text:c="7"/></text:p>
      <text:p text:style-name="P1"><text:s text:c="4"/></text:p>
      <text:p text:style-name="P1"><text:s text:c="4"/># return sorted list </text:p>
      <text:p text:style-name="P1"><text:s text:c="4"/>print 'Sorted List is' </text:p>
      <text:p text:style-name="P1"><text:s text:c="4"/>return array</text:p>
      <text:p text:style-name="P4"/>
      <text:p text:style-name="P4"/>
      <text:p text:style-name="P8">Merge Sort</text:p>
      <text:p text:style-name="P4"/>
      <text:p text:style-name="P1"># function to combine two sorted lists </text:p>
      <text:p text:style-name="P1">def CombineLists(array1, array2): </text:p>
      <text:p text:style-name="P1"/>
      <text:p text:style-name="P1"><text:s text:c="4"/># counters for the lists </text:p>
      <text:p text:style-name="P1"><text:s text:c="4"/>index1 = 0 </text:p>
      <text:p text:style-name="P1"><text:s text:c="4"/>index2 = 0 </text:p>
      <text:p text:style-name="P1"><text:s text:c="4"/></text:p>
      <text:p text:style-name="P1"><text:s text:c="4"/># lengths of the two lists </text:p>
      <text:p text:style-name="P1"><text:s text:c="4"/>limit1 = len(array1) </text:p>
      <text:p text:style-name="P1"><text:s text:c="4"/>limit2 = len(array2) </text:p>
      <text:p text:style-name="P1"><text:s text:c="4"/></text:p>
      <text:p text:style-name="P1"><text:s text:c="4"/># list that is to be returned at the end, initially empty </text:p>
      <text:p text:style-name="P1"><text:s text:c="4"/>Ans = [] </text:p>
      <text:p text:style-name="P1"><text:s text:c="4"/></text:p>
      <text:p text:style-name="P1"><text:s text:c="4"/># start of loop </text:p>
      <text:p text:style-name="P1"><text:s text:c="4"/>while True: </text:p>
      <text:p text:style-name="P1"><text:s text:c="8"/></text:p>
      <text:p text:style-name="P1"><text:s text:c="8"/># compare elements and append smaller element to Ans </text:p>
      <text:p text:style-name="P1"><text:s text:c="8"/></text:p>
      <text:p text:style-name="P1"><text:s text:c="8"/># if smaller element belongs to first list, append </text:p>
      <text:p text:style-name="P1"><text:s text:c="8"/># and update index1 </text:p>
      <text:p text:style-name="P1"><text:s text:c="8"/>if array1[index1] &lt; array2[index2]: </text:p>
      <text:p text:style-name="P1"><text:s text:c="12"/>Ans.append(array1[index1]) </text:p>
      <text:p text:style-name="P1"><text:s text:c="12"/>index1 = index1 + 1 </text:p>
      <text:p text:style-name="P1"><text:s text:c="8"/></text:p>
      <text:p text:style-name="P1"><text:s text:c="8"/># if smaller element belongs to second list, append </text:p>
      <text:p text:style-name="P1"><text:s text:c="8"/># and update index2 </text:p>
      <text:p text:style-name="P1"><text:s text:c="8"/>else: </text:p>
      <text:p text:style-name="P1"><text:s text:c="12"/>Ans.append(array2[index2]) </text:p>
      <text:p text:style-name="P1"><text:s text:c="12"/>index2 = index2 + 1 </text:p>
      <text:p text:style-name="P1"><text:s text:c="7"/></text:p>
      <text:p text:style-name="P1"><text:s text:c="8"/># if any counter exceeds list length, append remaining </text:p>
      <text:p text:style-name="P1"><text:s text:c="8"/># part of longer list to Ans and quit </text:p>
      <text:p text:style-name="P1"><text:s text:c="8"/>if index1 == limit1: </text:p>
      <text:p text:style-name="P1"><text:s text:c="12"/># appends a list instead of elements </text:p>
      <text:p text:style-name="P1"><text:s text:c="12"/># Ans.append(array2[index2:]) </text:p>
      <text:p text:style-name="P1"><text:s text:c="12"/># copy and append individual elements instead </text:p>
      <text:p text:style-name="P1"><text:s text:c="12"/>for i in range(index2, limit2): </text:p>
      <text:p text:style-name="P1"><text:s text:c="16"/>Ans.append(array2[i]) </text:p>
      <text:p text:style-name="P1"><text:s text:c="12"/>break </text:p>
      <text:p text:style-name="P1"><text:s text:c="8"/></text:p>
      <text:p text:style-name="P1"><text:s text:c="8"/>elif index2 == limit2: </text:p>
      <text:p text:style-name="P1"><text:s text:c="12"/># appends a list instead of elements </text:p>
      <text:p text:style-name="P1"><text:s text:c="12"/># Ans.append(array2[index2:]) </text:p>
      <text:p text:style-name="P1"><text:s text:c="12"/># copy and append individual elements instead </text:p>
      <text:p text:style-name="P1"><text:s text:c="12"/>for i in range(index1, limit1): </text:p>
      <text:p text:style-name="P1"><text:s text:c="16"/>Ans.append(array1[i]) </text:p>
      <text:p text:style-name="P1"><text:s text:c="12"/>break </text:p>
      <text:p text:style-name="P1"><text:s text:c="8"/></text:p>
      <text:p text:style-name="P1"><text:soft-page-break/><text:s text:c="4"/># end of loop </text:p>
      <text:p text:style-name="P1"><text:s text:c="8"/></text:p>
      <text:p text:style-name="P1"><text:s text:c="4"/># return combined list </text:p>
      <text:p text:style-name="P1"><text:s text:c="4"/>return Ans <text:s text:c="10"/></text:p>
      <text:p text:style-name="P1"/>
      <text:p text:style-name="P1"># recursive function to perform merge sort </text:p>
      <text:p text:style-name="P1">def MergeSort(array): </text:p>
      <text:p text:style-name="P1"><text:s text:c="4"/></text:p>
      <text:p text:style-name="P1"><text:s text:c="4"/># base case - list of length 2 or 1 </text:p>
      <text:p text:style-name="P1"><text:s text:c="4"/># for list of length 2, combine lists - [list[0]], [list[1]] </text:p>
      <text:p text:style-name="P1"><text:s text:c="4"/># for list of length 1, return the list </text:p>
      <text:p text:style-name="P1"><text:s text:c="4"/>if len(array) == 1: </text:p>
      <text:p text:style-name="P1"><text:s text:c="8"/>return array </text:p>
      <text:p text:style-name="P1"><text:s text:c="4"/>if len(array) == 2: </text:p>
      <text:p text:style-name="P1"><text:s text:c="8"/>return CombineLists([array[0]], [array[1]]) </text:p>
      <text:p text:style-name="P1"><text:s text:c="4"/></text:p>
      <text:p text:style-name="P1"><text:s text:c="4"/># else, combine sorted halves </text:p>
      <text:p text:style-name="P1"><text:s text:c="4"/>else: </text:p>
      <text:p text:style-name="P1"><text:s text:c="8"/>mid = len(array) / 2 </text:p>
      <text:p text:style-name="P1"><text:s text:c="8"/>array1 = MergeSort(array[:mid]) </text:p>
      <text:p text:style-name="P1"><text:s text:c="8"/>array2 = MergeSort(array[mid:]) </text:p>
      <text:p text:style-name="P1"><text:s text:c="8"/>return CombineLists(array1, array2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urulent Sans" svg:font-family="'Aurulent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urulent Sans1" svg:font-family="'Aurulen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urulent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urulent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urulent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urulent Sans"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Jayswal</meta:initial-creator>
    <meta:creation-date>2015-05-27T20:38:59</meta:creation-date>
    <dc:date>2015-05-27T20:55:33</dc:date>
    <dc:creator>Nikhil Jayswal</dc:creator>
    <meta:editing-duration>PT14M37S</meta:editing-duration>
    <meta:editing-cycles>23</meta:editing-cycles>
    <meta:generator>LibreOffice/3.5$Linux_x86 LibreOffice_project/350m1$Build-2</meta:generator>
    <meta:document-statistic meta:table-count="0" meta:image-count="0" meta:object-count="0" meta:page-count="4" meta:paragraph-count="148" meta:word-count="554" meta:character-count="4254" meta:non-whitespace-character-count="2589"/>
  </office:meta>
</office:document-meta>
</file>